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3.5cm" svg:height="2cm" svg:x="2.5cm" svg:y="3.5cm">
          <text:p text:style-name="P1">Resour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cm" svg:height="2cm" svg:x="1cm" svg:y="6cm">
          <text:p text:style-name="P1">Oper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5cm" svg:height="2cm" svg:x="5.5cm" svg:y="6cm">
          <text:p text:style-name="P1">WorkIt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cm" svg:x="10cm" svg:y="6cm">
          <text:p text:style-name="P1">K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cm" svg:height="2cm" svg:x="18cm" svg:y="3.5cm">
          <text:p text:style-name="P1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5cm" svg:height="2cm" svg:x="15.5cm" svg:y="6cm">
          <text:p text:style-name="P1">Pers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2cm" svg:x="18.5cm" svg:y="6cm">
          <text:p text:style-name="P1">Mach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cm" svg:height="2cm" svg:x="22cm" svg:y="6cm">
          <text:p text:style-name="P1">Organiz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cm" svg:height="2cm" svg:x="12.5cm" svg:y="12cm">
          <text:p text:style-name="P1">Move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cm" svg:height="2cm" svg:x="8cm" svg:y="16cm">
          <text:p text:style-name="P1">Transform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cm" svg:height="2cm" svg:x="14cm" svg:y="16cm">
          <text:p text:style-name="P1">Transport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cm" svg:height="2cm" svg:x="19.5cm" svg:y="16cm">
          <text:p text:style-name="P1">Proces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4.099cm" svg:height="1.299cm" draw:transform="rotate (2.21429922200479) translate (18.9600072528709cm 16.779997463267cm)" svg:viewBox="0 0 4100 1300" svg:d="m0 11500c2500 0 4100-1300 4100-1300">
          <text:p/>
        </draw:path>
        <draw:path draw:style-name="gr2" draw:text-style-name="P1" draw:layer="layout" svg:width="4.919cm" svg:height="3.129cm" draw:transform="rotate (2.03453030904941) translate (18.7005009693797cm 17.4000517806855cm)" svg:viewBox="0 0 4920 3130" svg:d="m0 21015c2236 1 4920-3130 4920-3130">
          <text:p/>
        </draw:path>
        <draw:path draw:style-name="gr2" draw:text-style-name="P1" draw:layer="layout" svg:width="2.044cm" svg:height="1.81cm" draw:transform="rotate (-0.785398163398486) translate (5.49999999999022cm 7cm)" svg:viewBox="0 0 2045 1811" svg:d="m0 3536c3536 1414 1414-1415 1414-1415">
          <text:p/>
        </draw:path>
        <draw:path draw:style-name="gr2" draw:text-style-name="P1" draw:layer="layout" svg:width="0.999cm" svg:height="0.499cm" draw:transform="rotate (1.5707963267946) translate (6.00000000000565cm 6.00000000000281cm)" svg:viewBox="0 0 1000 500" svg:d="m0 12500c500 0 1000-500 1000-500">
          <text:p/>
        </draw:path>
        <draw:path draw:style-name="gr2" draw:text-style-name="P1" draw:layer="layout" svg:width="4.638cm" svg:height="1.414cm" draw:transform="skewX (-0.272969495011862) rotate (2.3561944901919) translate (9.27995771848871cm 7.77995771845273cm)" svg:viewBox="0 0 4639 1415" svg:d="m0 3536c2828 0 4639-1415 4639-1415">
          <text:p/>
        </draw:path>
        <draw:path draw:style-name="gr2" draw:text-style-name="P1" draw:layer="layout" svg:width="4.476cm" svg:height="2.559cm" draw:transform="skewX (0.101403629540851) rotate (2.26561190201341) translate (8.86639570619093cm 7.43913426774453cm)" svg:viewBox="0 0 4477 2560" svg:d="m0 6656c2603 1 4477-2560 4477-2560">
          <text:p/>
        </draw:path>
        <draw:path draw:style-name="gr2" draw:text-style-name="P1" draw:layer="layout" svg:width="0.999cm" svg:height="0.499cm" draw:transform="rotate (1.5707963267946) translate (2cm 6cm)" svg:viewBox="0 0 1000 500" svg:d="m0 4000c1000 0 1000 500 1000 500">
          <text:p/>
        </draw:path>
        <draw:path draw:style-name="gr2" draw:text-style-name="P1" draw:layer="layout" svg:width="15.948cm" svg:height="6.034cm" draw:transform="skewX (-2.15626210460156E-017) rotate (2.89061430715246) translate (16.501161271091cm 9.8460624729485cm)" svg:viewBox="0 0 15949 6035" svg:d="m0-4844c20131 1 15486-6035 15486-6035">
          <text:p/>
        </draw:path>
        <draw:path draw:style-name="gr2" draw:text-style-name="P1" draw:layer="layout" svg:width="10.677cm" svg:height="2.971cm" draw:transform="skewX (-5.52846155460952E-017) rotate (2.55359122859242) translate (10.8514711477603cm 15.4727995927176cm)" svg:viewBox="0 0 10678 2972" svg:d="m0-10738c6240-5963 10678-1109 10678-1109">
          <text:p/>
        </draw:path>
        <draw:path draw:style-name="gr2" draw:text-style-name="P1" draw:layer="layout" svg:width="13.947cm" svg:height="9.961cm" draw:transform="skewX (-1.50807605599389E-017) rotate (0.954520567915519) translate (14.3705516499221cm 10.7418993015561cm)" svg:viewBox="0 0 13948 9962" svg:d="m0 45834c14705-1 14947-3985 13213-6433s-4339-3530-4339-3530">
          <text:p/>
        </draw:path>
        <draw:path draw:style-name="gr2" draw:text-style-name="P1" draw:layer="layout" svg:width="0.999cm" svg:height="0.999cm" draw:transform="rotate (1.5707963267946) translate (17cm 6cm)" svg:viewBox="0 0 1000 1000" svg:d="m0 34000c1000 0 1000 1000 1000 1000">
          <text:p/>
        </draw:path>
        <draw:path draw:style-name="gr2" draw:text-style-name="P1" draw:layer="layout" svg:width="0.706cm" svg:height="0.706cm" draw:transform="rotate (0.7853981633973) translate (19.5cm 5.50000000000579cm)" svg:viewBox="0 0 707 707" svg:d="m0 36062c707 0 707-707 707-707">
          <text:p/>
        </draw:path>
        <draw:path draw:style-name="gr2" draw:text-style-name="P1" draw:layer="layout" svg:width="3.466cm" svg:height="2.495cm" draw:transform="rotate (2.15879775179138) translate (21.923071891596cm 7.38461520329481cm)" svg:viewBox="0 0 3467 2496" svg:d="m0 30786c1803 0 3467-2496 3467-2496">
          <text:p/>
        </draw:path>
        <draw:frame draw:style-name="gr3" draw:text-style-name="P2" draw:layer="layout" svg:width="2.962cm" svg:height="0.725cm" svg:x="5.5cm" svg:y="9.775cm">
          <draw:text-box>
            <text:p><text:span text:style-name="T1">Operates_on</text:span></text:p>
          </draw:text-box>
        </draw:frame>
        <draw:frame draw:style-name="gr3" draw:text-style-name="P2" draw:layer="layout" svg:width="3.055cm" svg:height="0.725cm" svg:x="5.538cm" svg:y="13cm">
          <draw:text-box>
            <text:p><text:span text:style-name="T1">Encapsulates</text:span></text:p>
          </draw:text-box>
        </draw:frame>
        <draw:frame draw:style-name="gr3" draw:text-style-name="P2" draw:layer="layout" svg:width="3.715cm" svg:height="0.725cm" svg:x="7.785cm" svg:y="3.5cm">
          <draw:text-box>
            <text:p><text:span text:style-name="T1">Is_composed_by</text:span></text:p>
          </draw:text-box>
        </draw:frame>
        <draw:frame draw:style-name="gr3" draw:text-style-name="P2" draw:layer="layout" svg:width="1.306cm" svg:height="0.725cm" svg:x="9cm" svg:y="5.275cm">
          <draw:text-box>
            <text:p><text:span text:style-name="T1">Is_a</text:span></text:p>
          </draw:text-box>
        </draw:frame>
        <draw:frame draw:style-name="gr3" draw:text-style-name="P2" draw:layer="layout" svg:width="1.306cm" svg:height="0.725cm" svg:x="6.262cm" svg:y="5.185cm">
          <draw:text-box>
            <text:p><text:span text:style-name="T1">Is_a</text:span></text:p>
          </draw:text-box>
        </draw:frame>
        <draw:frame draw:style-name="gr3" draw:text-style-name="P2" draw:layer="layout" svg:width="1.306cm" svg:height="0.725cm" svg:x="2cm" svg:y="5.275cm">
          <draw:text-box>
            <text:p><text:span text:style-name="T1">Is_a</text:span></text:p>
          </draw:text-box>
        </draw:frame>
        <draw:frame draw:style-name="gr3" draw:text-style-name="P2" draw:layer="layout" svg:width="2.221cm" svg:height="0.725cm" svg:x="5cm" svg:y="2cm">
          <draw:text-box>
            <text:p><text:span text:style-name="T1">Performs</text:span></text:p>
          </draw:text-box>
        </draw:frame>
        <draw:frame draw:style-name="gr3" draw:text-style-name="P2" draw:layer="layout" svg:width="1.306cm" svg:height="0.725cm" svg:x="16cm" svg:y="4.775cm">
          <draw:text-box>
            <text:p><text:span text:style-name="T1">Is_a</text:span></text:p>
          </draw:text-box>
        </draw:frame>
        <draw:frame draw:style-name="gr3" draw:text-style-name="P2" draw:layer="layout" svg:width="1.306cm" svg:height="0.725cm" svg:x="20.2cm" svg:y="5.175cm">
          <draw:text-box>
            <text:p><text:span text:style-name="T1">Is_a</text:span></text:p>
          </draw:text-box>
        </draw:frame>
        <draw:frame draw:style-name="gr3" draw:text-style-name="P2" draw:layer="layout" svg:width="1.306cm" svg:height="0.725cm" svg:x="22.5cm" svg:y="4.275cm">
          <draw:text-box>
            <text:p><text:span text:style-name="T1">Is_a</text:span></text:p>
          </draw:text-box>
        </draw:frame>
        <draw:frame draw:style-name="gr3" draw:text-style-name="P2" draw:layer="layout" svg:width="2.792cm" svg:height="0.725cm" svg:x="23.208cm" svg:y="2.175cm">
          <draw:text-box>
            <text:p><text:span text:style-name="T1">Coordinates</text:span></text:p>
          </draw:text-box>
        </draw:frame>
        <draw:frame draw:style-name="gr3" draw:text-style-name="P2" draw:layer="layout" svg:width="3.808cm" svg:height="0.725cm" svg:x="19cm" svg:y="13cm">
          <draw:text-box>
            <text:p><text:span text:style-name="T1">Is_Composed_by</text:span></text:p>
          </draw:text-box>
        </draw:frame>
        <draw:frame draw:style-name="gr3" draw:text-style-name="P2" draw:layer="layout" svg:width="1.306cm" svg:height="0.725cm" svg:x="17.194cm" svg:y="14.5cm">
          <draw:text-box>
            <text:p><text:span text:style-name="T1">Is_a</text:span></text:p>
          </draw:text-box>
        </draw:frame>
        <draw:frame draw:style-name="gr3" draw:text-style-name="P2" draw:layer="layout" svg:width="1.899cm" svg:height="0.725cm" svg:x="14.394cm" svg:y="14.501cm">
          <draw:text-box>
            <text:p><text:span text:style-name="T1">can_be</text:span></text:p>
          </draw:text-box>
        </draw:frame>
        <draw:frame draw:style-name="gr3" draw:text-style-name="P2" draw:layer="layout" svg:width="1.899cm" svg:height="0.725cm" svg:x="10.194cm" svg:y="14cm">
          <draw:text-box>
            <text:p><text:span text:style-name="T1">can_be</text:span></text:p>
          </draw:text-box>
        </draw:frame>
        <draw:line draw:style-name="gr4" draw:text-style-name="P1" draw:layer="layout" svg:x1="13cm" svg:y1="14cm" svg:x2="11cm" svg:y2="16cm">
          <text:p/>
        </draw:line>
        <draw:line draw:style-name="gr4" draw:text-style-name="P1" draw:layer="layout" svg:x1="16cm" svg:y1="14cm" svg:x2="17cm" svg:y2="16cm">
          <text:p/>
        </draw:line>
        <draw:path draw:style-name="gr2" draw:text-style-name="P1" draw:layer="layout" svg:width="3.577cm" svg:height="3.913cm" draw:transform="rotate (2.03453030904941) translate (21.6004232423755cm 7.70015543530237cm)" svg:viewBox="0 0 3578 3914" svg:d="m0 35551c2907 895 3578-3801 3578-3801">
          <text:p/>
        </draw:path>
        <draw:frame draw:style-name="gr3" draw:text-style-name="P2" draw:layer="layout" svg:width="3.808cm" svg:height="0.725cm" svg:x="24.2cm" svg:y="3.975cm">
          <draw:text-box>
            <text:p><text:span text:style-name="T1">Is_Composed_b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Fernando Carvalho</meta:initial-creator>
    <meta:creation-date>2011-03-21T19:38:51</meta:creation-date>
    <dc:date>2011-08-11T16:40:19</dc:date>
    <dc:creator>Rogerio Carvalho</dc:creator>
    <meta:editing-duration>PT00H34M03S</meta:editing-duration>
    <meta:editing-cycles>7</meta:editing-cycles>
    <meta:generator>OpenOffice.org/3.2$Linux OpenOffice.org_project/320m12$Build-9483</meta:generator>
    <meta:document-statistic meta:object-count="44"/>
  </office:meta>
</office:document-meta>
</file>